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61"/>
    <style:style style:name="ce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abelle3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p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fisher_decreasing</text:p>
          </table:table-cell>
          <table:table-cell office:value-type="float" office:value="0.874085194220304" calcext:value-type="float">
            <text:p>0.874085194220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rlop_decreasing_gc_norm</text:p>
          </table:table-cell>
          <table:table-cell office:value-type="float" office:value="0.859260649277538" calcext:value-type="float">
            <text:p>0.859260649277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rlop_decreasing</text:p>
          </table:table-cell>
          <table:table-cell office:value-type="float" office:value="0.837680615500094" calcext:value-type="float">
            <text:p>0.8376806155000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r_binomial</text:p>
          </table:table-cell>
          <table:table-cell office:value-type="float" office:value="0.828110339650967" calcext:value-type="float">
            <text:p>0.828110339650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r_hypergeometric</text:p>
          </table:table-cell>
          <table:table-cell office:value-type="float" office:value="0.827735034715707" calcext:value-type="float">
            <text:p>0.827735034715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taa_decreasing</text:p>
          </table:table-cell>
          <table:table-cell office:value-type="float" office:value="0.821354850816289" calcext:value-type="float">
            <text:p>0.821354850816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r_decreasing</text:p>
          </table:table-cell>
          <table:table-cell office:value-type="float" office:value="0.821354850816288" calcext:value-type="float">
            <text:p>0.821354850816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bg</text:p>
          </table:table-cell>
          <table:table-cell office:value-type="float" office:value="0.787765059110527" calcext:value-type="float">
            <text:p>0.787765059110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r_increasing</text:p>
          </table:table-cell>
          <table:table-cell office:value-type="float" office:value="0.775379996246951" calcext:value-type="float">
            <text:p>0.775379996246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3dmhg_decreasing</text:p>
          </table:table-cell>
          <table:table-cell office:value-type="float" office:value="0.761493713642335" calcext:value-type="float">
            <text:p>0.761493713642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shuffle</text:p>
          </table:table-cell>
          <table:table-cell office:value-type="float" office:value="0.759617188966035" calcext:value-type="float">
            <text:p>0.759617188966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rlop_increasing</text:p>
          </table:table-cell>
          <table:table-cell office:value-type="float" office:value="0.752861700131357" calcext:value-type="float">
            <text:p>0.752861700131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rlop_increasing_gc_norm</text:p>
          </table:table-cell>
          <table:table-cell office:value-type="float" office:value="0.748545693375868" calcext:value-type="float">
            <text:p>0.748545693375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r_0001_nobg</text:p>
          </table:table-cell>
          <table:table-cell office:value-type="float" office:value="0.734096453368362" calcext:value-type="float">
            <text:p>0.734096453368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fisher_increasing</text:p>
          </table:table-cell>
          <table:table-cell office:value-type="float" office:value="0.675924188403078" calcext:value-type="float">
            <text:p>0.675924188403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taa_input_2rest_increasing</text:p>
          </table:table-cell>
          <table:table-cell office:value-type="float" office:value="0.648526928129105" calcext:value-type="float">
            <text:p>0.648526928129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en_input_genes</text:p>
          </table:table-cell>
          <table:table-cell office:value-type="float" office:value="0.634640645524489" calcext:value-type="float">
            <text:p>0.634640645524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en_bg</text:p>
          </table:table-cell>
          <table:table-cell office:value-type="float" office:value="0.634640645524489" calcext:value-type="float">
            <text:p>0.634640645524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3dmhg_increasing</text:p>
          </table:table-cell>
          <table:table-cell office:value-type="float" office:value="0.577594295364984" calcext:value-type="float">
            <text:p>0.577594295364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en_decreasing</text:p>
          </table:table-cell>
          <table:table-cell office:value-type="float" office:value="0.565584537436667" calcext:value-type="float">
            <text:p>0.56558453743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3dmhg</text:p>
          </table:table-cell>
          <table:table-cell office:value-type="float" office:value="0.55657721899043" calcext:value-type="float">
            <text:p>0.556577218990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en_increasing</text:p>
          </table:table-cell>
          <table:table-cell office:value-type="float" office:value="0.507787577406643" calcext:value-type="float">
            <text:p>0.507787577406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_fisher</text:p>
          </table:table-cell>
          <table:table-cell office:value-type="float" office:value="0.438543816851191" calcext:value-type="float">
            <text:p>0.438543816851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taa_input_ranking</text:p>
          </table:table-cell>
          <table:table-cell office:value-type="float" office:value="0.392006004878964" calcext:value-type="float">
            <text:p>0.392006004878964</text:p>
          </table:table-cell>
          <table:table-cell table:number-columns-repeated="5"/>
        </table:table-row>
      </table:table>
      <table:table table:name="Tabelle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ize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spearmanr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e_fisher_decreasing</text:p>
          </table:table-cell>
          <table:table-cell office:value-type="string" calcext:value-type="string">
            <text:p>0.02144295263217936</text:p>
          </table:table-cell>
          <table:table-cell office:value-type="string" calcext:value-type="string">
            <text:p>0.8570998173263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r_hypergeometric</text:p>
          </table:table-cell>
          <table:table-cell office:value-type="string" calcext:value-type="string">
            <text:p>-0.12264869408061693</text:p>
          </table:table-cell>
          <table:table-cell office:value-type="string" calcext:value-type="string">
            <text:p>0.30126090937165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irlop_decreasing_gc_norm</text:p>
          </table:table-cell>
          <table:table-cell office:value-type="string" calcext:value-type="string">
            <text:p>0.0593419092773906</text:p>
          </table:table-cell>
          <table:table-cell office:value-type="string" calcext:value-type="string">
            <text:p>0.6179862794396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taa_decreasing</text:p>
          </table:table-cell>
          <table:table-cell office:value-type="string" calcext:value-type="string">
            <text:p>-0.08833025072542641</text:p>
          </table:table-cell>
          <table:table-cell office:value-type="string" calcext:value-type="string">
            <text:p>0.4574075600739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men_bg</text:p>
          </table:table-cell>
          <table:table-cell office:value-type="string" calcext:value-type="string">
            <text:p>0.28204901187304626</text:p>
          </table:table-cell>
          <table:table-cell office:value-type="string" calcext:value-type="string">
            <text:p>0.015625925456074552</text:p>
          </table:table-cell>
        </table:table-row>
        <table:table-row table:style-name="ro1">
          <table:table-cell office:value-type="string" calcext:value-type="string">
            <text:p>gc in motif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spearmanr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e_fisher_decreasing</text:p>
          </table:table-cell>
          <table:table-cell office:value-type="string" calcext:value-type="string">
            <text:p>-0.17707780266079579</text:p>
          </table:table-cell>
          <table:table-cell office:value-type="string" calcext:value-type="string">
            <text:p>0.13394847277630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r_hypergeometric</text:p>
          </table:table-cell>
          <table:table-cell office:value-type="string" calcext:value-type="string">
            <text:p>-0.2433352596476834</text:p>
          </table:table-cell>
          <table:table-cell office:value-type="string" calcext:value-type="string">
            <text:p>0.038036084737180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irlop_decreasing_gc_norm</text:p>
          </table:table-cell>
          <table:table-cell office:value-type="string" calcext:value-type="string">
            <text:p>0.06791787238221922</text:p>
          </table:table-cell>
          <table:table-cell office:value-type="string" calcext:value-type="string">
            <text:p>0.5680438693112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taa_decreasing</text:p>
          </table:table-cell>
          <table:table-cell office:value-type="string" calcext:value-type="string">
            <text:p>-0.333025630506474</text:p>
          </table:table-cell>
          <table:table-cell office:value-type="string" calcext:value-type="string">
            <text:p>0.003990291617766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men_bg</text:p>
          </table:table-cell>
          <table:table-cell office:value-type="string" calcext:value-type="string">
            <text:p>-0.24640031770091236</text:p>
          </table:table-cell>
          <table:table-cell office:value-type="string" calcext:value-type="string">
            <text:p>0.035603519929456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n whitney binary resul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o a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spearmanr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e_fisher_decreasing</text:p>
          </table:table-cell>
          <table:table-cell office:value-type="float" office:value="2462" calcext:value-type="float">
            <text:p>2462</text:p>
          </table:table-cell>
          <table:table-cell office:value-type="float" office:value="0.19953918681654" calcext:value-type="float">
            <text:p>0.19953918681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r_decreasing</text:p>
          </table:table-cell>
          <table:table-cell office:value-type="float" office:value="2462" calcext:value-type="float">
            <text:p>2462</text:p>
          </table:table-cell>
          <table:table-cell office:value-type="float" office:value="0.199525482397117" calcext:value-type="float">
            <text:p>0.199525482397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irlop_decreasing_gc_norm</text:p>
          </table:table-cell>
          <table:table-cell office:value-type="float" office:value="2368" calcext:value-type="float">
            <text:p>2368</text:p>
          </table:table-cell>
          <table:table-cell office:value-type="float" office:value="0.11065072249512" calcext:value-type="float">
            <text:p>0.11065072249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taa_decreasing</text:p>
          </table:table-cell>
          <table:table-cell office:value-type="float" office:value="2391.5" calcext:value-type="float">
            <text:p>2391.5</text:p>
          </table:table-cell>
          <table:table-cell office:value-type="float" office:value="0.129520243468483" calcext:value-type="float">
            <text:p>0.129520243468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men_bg</text:p>
          </table:table-cell>
          <table:table-cell office:value-type="float" office:value="1921.5" calcext:value-type="float">
            <text:p>1921.5</text:p>
          </table:table-cell>
          <table:table-cell office:value-type="float" office:value="0.0014989718563172" calcext:value-type="float">
            <text:p>0.001498971856317</text:p>
          </table:table-cell>
        </table:table-row>
        <table:table-row table:style-name="ro1">
          <table:table-cell office:value-type="string" calcext:value-type="string">
            <text:p>hoco b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spearmanr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e_fisher_decreasing</text:p>
          </table:table-cell>
          <table:table-cell office:value-type="float" office:value="854" calcext:value-type="float">
            <text:p>854</text:p>
          </table:table-cell>
          <table:table-cell table:style-name="ce5" office:value-type="float" office:value="0.0000000000000672155834571824" calcext:value-type="float">
            <text:p>6.72E-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r_decreasing</text:p>
          </table:table-cell>
          <table:table-cell office:value-type="float" office:value="854" calcext:value-type="float">
            <text:p>854</text:p>
          </table:table-cell>
          <table:table-cell table:style-name="ce5" office:value-type="float" office:value="0.0000000000000670068694661901" calcext:value-type="float">
            <text:p>6.70E-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irlop_decreasing_gc_norm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0.000000000000182424308080503" calcext:value-type="float">
            <text:p>1.82E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taa_decreasing</text:p>
          </table:table-cell>
          <table:table-cell office:value-type="float" office:value="875" calcext:value-type="float">
            <text:p>875</text:p>
          </table:table-cell>
          <table:table-cell table:style-name="ce5" office:value-type="float" office:value="0.000000000000143225554646696" calcext:value-type="float">
            <text:p>1.43E-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men_bg</text:p>
          </table:table-cell>
          <table:table-cell office:value-type="float" office:value="1015" calcext:value-type="float">
            <text:p>1015</text:p>
          </table:table-cell>
          <table:table-cell table:style-name="ce5" office:value-type="float" office:value="0.000000000011760539833306" calcext:value-type="float">
            <text:p>1.18E-11</text:p>
          </table:table-cell>
        </table:table-row>
        <table:table-row table:style-name="ro1">
          <table:table-cell office:value-type="string" calcext:value-type="string">
            <text:p>hoco c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spearmanr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e_fisher_decreasing</text:p>
          </table:table-cell>
          <table:table-cell office:value-type="float" office:value="732" calcext:value-type="float">
            <text:p>732</text:p>
          </table:table-cell>
          <table:table-cell table:style-name="ce5" office:value-type="float" office:value="1.19486987532028E-015" calcext:value-type="float">
            <text:p>1.19E-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r_decreasing</text:p>
          </table:table-cell>
          <table:table-cell office:value-type="float" office:value="732" calcext:value-type="float">
            <text:p>732</text:p>
          </table:table-cell>
          <table:table-cell table:style-name="ce5" office:value-type="float" office:value="1.19061269293038E-015" calcext:value-type="float">
            <text:p>1.19E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irlop_decreasing_gc_norm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3.03618000518696E-015" calcext:value-type="float">
            <text:p>3.04E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taa_decreasing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2.42378863301617E-015" calcext:value-type="float">
            <text:p>2.42E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men_bg</text:p>
          </table:table-cell>
          <table:table-cell office:value-type="float" office:value="870" calcext:value-type="float">
            <text:p>870</text:p>
          </table:table-cell>
          <table:table-cell table:style-name="ce5" office:value-type="float" office:value="0.000000000000148660188489437" calcext:value-type="float">
            <text:p>1.49E-13</text:p>
          </table:table-cell>
        </table:table-row>
      </table:table>
      <table:table table:name="Tabelle5" table:style-name="ta1"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ze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spearmanr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e_3dmhg</text:p>
          </table:table-cell>
          <table:table-cell table:style-name="ce6" office:value-type="string" calcext:value-type="string">
            <text:p>0.1613782842695304</text:p>
          </table:table-cell>
          <table:table-cell office:value-type="string" calcext:value-type="string">
            <text:p>0.17257460662618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_3dmhg_decreasing</text:p>
          </table:table-cell>
          <table:table-cell table:style-name="ce6" office:value-type="string" calcext:value-type="string">
            <text:p>0.05338141915478611</text:p>
          </table:table-cell>
          <table:table-cell office:value-type="string" calcext:value-type="string">
            <text:p>0.6537642114503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e_3dmhg_increasing</text:p>
          </table:table-cell>
          <table:table-cell table:style-name="ce6" office:value-type="string" calcext:value-type="string">
            <text:p>0.13452230742113794</text:p>
          </table:table-cell>
          <table:table-cell office:value-type="string" calcext:value-type="string">
            <text:p>0.25650610917654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e_bg</text:p>
          </table:table-cell>
          <table:table-cell table:style-name="ce6" office:value-type="string" calcext:value-type="string">
            <text:p>0.07247035761057226</text:p>
          </table:table-cell>
          <table:table-cell office:value-type="string" calcext:value-type="string">
            <text:p>0.5423243089048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e_fisher</text:p>
          </table:table-cell>
          <table:table-cell table:style-name="ce6" office:value-type="string" calcext:value-type="string">
            <text:p>0.09888486750371112</text:p>
          </table:table-cell>
          <table:table-cell office:value-type="string" calcext:value-type="string">
            <text:p>0.40522099828374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_fisher_decreasing</text:p>
          </table:table-cell>
          <table:table-cell table:style-name="ce6" office:value-type="string" calcext:value-type="string">
            <text:p>0.02144295263217936</text:p>
          </table:table-cell>
          <table:table-cell office:value-type="string" calcext:value-type="string">
            <text:p>0.85709981732639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_fisher_increasing</text:p>
          </table:table-cell>
          <table:table-cell table:style-name="ce6" office:value-type="string" calcext:value-type="string">
            <text:p>0.09549680027019422</text:p>
          </table:table-cell>
          <table:table-cell office:value-type="string" calcext:value-type="string">
            <text:p>0.421580963640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_shuffle</text:p>
          </table:table-cell>
          <table:table-cell table:style-name="ce6" office:value-type="string" calcext:value-type="string">
            <text:p>0.17176849920588685</text:p>
          </table:table-cell>
          <table:table-cell office:value-type="string" calcext:value-type="string">
            <text:p>0.1462002874909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mer_0001_nobg</text:p>
          </table:table-cell>
          <table:table-cell table:style-name="ce6" office:value-type="string" calcext:value-type="string">
            <text:p>-0.0034860871346579832</text:p>
          </table:table-cell>
          <table:table-cell office:value-type="string" calcext:value-type="string">
            <text:p>0.97664834713892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mer_binomial</text:p>
          </table:table-cell>
          <table:table-cell table:style-name="ce6" office:value-type="string" calcext:value-type="string">
            <text:p>-0.12240465375583315</text:p>
          </table:table-cell>
          <table:table-cell office:value-type="string" calcext:value-type="string">
            <text:p>0.30223110014015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mer_decreasing</text:p>
          </table:table-cell>
          <table:table-cell table:style-name="ce6" office:value-type="string" calcext:value-type="string">
            <text:p>-0.19493613628915232</text:p>
          </table:table-cell>
          <table:table-cell office:value-type="string" calcext:value-type="string">
            <text:p>0.09839504899754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mer_hypergeometric</text:p>
          </table:table-cell>
          <table:table-cell table:style-name="ce6" office:value-type="string" calcext:value-type="string">
            <text:p>-0.12264869408061693</text:p>
          </table:table-cell>
          <table:table-cell office:value-type="string" calcext:value-type="string">
            <text:p>0.30126090937165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mer_increasing</text:p>
          </table:table-cell>
          <table:table-cell table:style-name="ce6" office:value-type="string" calcext:value-type="string">
            <text:p>-0.03338383851468355</text:p>
          </table:table-cell>
          <table:table-cell office:value-type="string" calcext:value-type="string">
            <text:p>0.77918079865066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irlop_decreasing</text:p>
          </table:table-cell>
          <table:table-cell table:style-name="ce6" office:value-type="string" calcext:value-type="string">
            <text:p>0.0537097979972171</text:p>
          </table:table-cell>
          <table:table-cell office:value-type="string" calcext:value-type="string">
            <text:p>0.65177172793229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irlop_decreasing_gc_norm</text:p>
          </table:table-cell>
          <table:table-cell table:style-name="ce6" office:value-type="string" calcext:value-type="string">
            <text:p>0.0593419092773906</text:p>
          </table:table-cell>
          <table:table-cell office:value-type="string" calcext:value-type="string">
            <text:p>0.6179862794396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irlop_increasing</text:p>
          </table:table-cell>
          <table:table-cell table:style-name="ce6" office:value-type="string" calcext:value-type="string">
            <text:p>0.2191484231389802</text:p>
          </table:table-cell>
          <table:table-cell office:value-type="string" calcext:value-type="string">
            <text:p>0.06249024695919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irlop_increasing_gc_norm</text:p>
          </table:table-cell>
          <table:table-cell table:style-name="ce6" office:value-type="string" calcext:value-type="string">
            <text:p>0.15658492872189428</text:p>
          </table:table-cell>
          <table:table-cell office:value-type="string" calcext:value-type="string">
            <text:p>0.185852577903761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staa_decreasing</text:p>
          </table:table-cell>
          <table:table-cell table:style-name="ce6" office:value-type="string" calcext:value-type="string">
            <text:p>-0.08833025072542641</text:p>
          </table:table-cell>
          <table:table-cell office:value-type="string" calcext:value-type="string">
            <text:p>0.45740756007398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staa_input_2rest_increasing</text:p>
          </table:table-cell>
          <table:table-cell table:style-name="ce6" office:value-type="string" calcext:value-type="string">
            <text:p>0.08382522218581778</text:p>
          </table:table-cell>
          <table:table-cell office:value-type="string" calcext:value-type="string">
            <text:p>0.480758032380958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staa_input_ranking</text:p>
          </table:table-cell>
          <table:table-cell table:style-name="ce6" office:value-type="string" calcext:value-type="string">
            <text:p>-0.18446716493675028</text:p>
          </table:table-cell>
          <table:table-cell office:value-type="string" calcext:value-type="string">
            <text:p>0.11821128580378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men_bg</text:p>
          </table:table-cell>
          <table:table-cell table:style-name="ce6" office:value-type="string" calcext:value-type="string">
            <text:p>0.28204901187304626</text:p>
          </table:table-cell>
          <table:table-cell office:value-type="string" calcext:value-type="string">
            <text:p>0.0156259254560745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men_decreasing</text:p>
          </table:table-cell>
          <table:table-cell table:style-name="ce6" office:value-type="string" calcext:value-type="string">
            <text:p>-0.09082688213172432</text:p>
          </table:table-cell>
          <table:table-cell office:value-type="string" calcext:value-type="string">
            <text:p>0.444740486918496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men_increasing</text:p>
          </table:table-cell>
          <table:table-cell table:style-name="ce6" office:value-type="string" calcext:value-type="string">
            <text:p>-0.14273154259710277</text:p>
          </table:table-cell>
          <table:table-cell office:value-type="string" calcext:value-type="string">
            <text:p>0.22834633384097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men_input_genes</text:p>
          </table:table-cell>
          <table:table-cell table:style-name="ce6" office:value-type="string" calcext:value-type="string">
            <text:p>0.28204901187304626</text:p>
          </table:table-cell>
          <table:table-cell office:value-type="string" calcext:value-type="string">
            <text:p>0.015625925456074552</text:p>
          </table:table-cell>
        </table:table-row>
        <table:table-row table:style-name="ro1">
          <table:table-cell office:value-type="string" calcext:value-type="string">
            <text:p>gc in motif corre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spearmanr</text:p>
          </table:table-cell>
          <table:table-cell office:value-type="string" calcext:value-type="string">
            <text:p>p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e_3dmhg</text:p>
          </table:table-cell>
          <table:table-cell office:value-type="string" calcext:value-type="string">
            <text:p>-0.463173206930672</text:p>
          </table:table-cell>
          <table:table-cell office:value-type="string" calcext:value-type="string">
            <text:p>3.68588173832796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_3dmhg_decreasing</text:p>
          </table:table-cell>
          <table:table-cell office:value-type="string" calcext:value-type="string">
            <text:p>-0.2346856494716795</text:p>
          </table:table-cell>
          <table:table-cell office:value-type="string" calcext:value-type="string">
            <text:p>0.04565671498671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e_3dmhg_increasing</text:p>
          </table:table-cell>
          <table:table-cell office:value-type="string" calcext:value-type="string">
            <text:p>0.4185555351507407</text:p>
          </table:table-cell>
          <table:table-cell office:value-type="string" calcext:value-type="string">
            <text:p>0.0002285796366213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e_bg</text:p>
          </table:table-cell>
          <table:table-cell office:value-type="string" calcext:value-type="string">
            <text:p>0.3647204774346871</text:p>
          </table:table-cell>
          <table:table-cell office:value-type="string" calcext:value-type="string">
            <text:p>0.00151169104401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e_fisher</text:p>
          </table:table-cell>
          <table:table-cell office:value-type="string" calcext:value-type="string">
            <text:p>0.31023975080586125</text:p>
          </table:table-cell>
          <table:table-cell office:value-type="string" calcext:value-type="string">
            <text:p>0.007558177668468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_fisher_decreasing</text:p>
          </table:table-cell>
          <table:table-cell office:value-type="string" calcext:value-type="string">
            <text:p>-0.17707780266079579</text:p>
          </table:table-cell>
          <table:table-cell office:value-type="string" calcext:value-type="string">
            <text:p>0.13394847277630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_fisher_increasing</text:p>
          </table:table-cell>
          <table:table-cell office:value-type="string" calcext:value-type="string">
            <text:p>0.623526786026558</text:p>
          </table:table-cell>
          <table:table-cell office:value-type="string" calcext:value-type="string">
            <text:p>3.80968380417283e-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_shuffle</text:p>
          </table:table-cell>
          <table:table-cell office:value-type="string" calcext:value-type="string">
            <text:p>0.11753400954895704</text:p>
          </table:table-cell>
          <table:table-cell office:value-type="string" calcext:value-type="string">
            <text:p>0.32201954595308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mer_0001_nobg</text:p>
          </table:table-cell>
          <table:table-cell office:value-type="string" calcext:value-type="string">
            <text:p>-0.472308055805034</text:p>
          </table:table-cell>
          <table:table-cell office:value-type="string" calcext:value-type="string">
            <text:p>2.4562857962540703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mer_binomial</text:p>
          </table:table-cell>
          <table:table-cell office:value-type="string" calcext:value-type="string">
            <text:p>-0.2516790049661243</text:p>
          </table:table-cell>
          <table:table-cell office:value-type="string" calcext:value-type="string">
            <text:p>0.03171880061313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mer_decreasing</text:p>
          </table:table-cell>
          <table:table-cell office:value-type="string" calcext:value-type="string">
            <text:p>-0.3202480451616853</text:p>
          </table:table-cell>
          <table:table-cell office:value-type="string" calcext:value-type="string">
            <text:p>0.005742690052193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mer_hypergeometric</text:p>
          </table:table-cell>
          <table:table-cell office:value-type="string" calcext:value-type="string">
            <text:p>-0.2433352596476834</text:p>
          </table:table-cell>
          <table:table-cell office:value-type="string" calcext:value-type="string">
            <text:p>0.0380360847371808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mer_increasing</text:p>
          </table:table-cell>
          <table:table-cell office:value-type="string" calcext:value-type="string">
            <text:p>0.1461988208552004</text:p>
          </table:table-cell>
          <table:table-cell office:value-type="string" calcext:value-type="string">
            <text:p>0.21712550911429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irlop_decreasing</text:p>
          </table:table-cell>
          <table:table-cell office:value-type="string" calcext:value-type="string">
            <text:p>0.08417143903237072</text:p>
          </table:table-cell>
          <table:table-cell office:value-type="string" calcext:value-type="string">
            <text:p>0.4789412767817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irlop_decreasing_gc_norm</text:p>
          </table:table-cell>
          <table:table-cell office:value-type="string" calcext:value-type="string">
            <text:p>0.06791787238221922</text:p>
          </table:table-cell>
          <table:table-cell office:value-type="string" calcext:value-type="string">
            <text:p>0.5680438693112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irlop_increasing</text:p>
          </table:table-cell>
          <table:table-cell office:value-type="string" calcext:value-type="string">
            <text:p>0.1393870692081188</text:p>
          </table:table-cell>
          <table:table-cell office:value-type="string" calcext:value-type="string">
            <text:p>0.23954680059098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irlop_increasing_gc_norm</text:p>
          </table:table-cell>
          <table:table-cell office:value-type="string" calcext:value-type="string">
            <text:p>0.17538035082517406</text:p>
          </table:table-cell>
          <table:table-cell office:value-type="string" calcext:value-type="string">
            <text:p>0.137777915283393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staa_decreasing</text:p>
          </table:table-cell>
          <table:table-cell office:value-type="string" calcext:value-type="string">
            <text:p>-0.333025630506474</text:p>
          </table:table-cell>
          <table:table-cell office:value-type="string" calcext:value-type="string">
            <text:p>0.0039902916177662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staa_input_2rest_increasing</text:p>
          </table:table-cell>
          <table:table-cell office:value-type="string" calcext:value-type="string">
            <text:p>0.5939563878357174</text:p>
          </table:table-cell>
          <table:table-cell office:value-type="string" calcext:value-type="string">
            <text:p>3.040557909394728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staa_input_ranking</text:p>
          </table:table-cell>
          <table:table-cell office:value-type="string" calcext:value-type="string">
            <text:p>0.2785292875388077</text:p>
          </table:table-cell>
          <table:table-cell office:value-type="string" calcext:value-type="string">
            <text:p>0.01702779887229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men_bg</text:p>
          </table:table-cell>
          <table:table-cell office:value-type="string" calcext:value-type="string">
            <text:p>-0.24640031770091236</text:p>
          </table:table-cell>
          <table:table-cell office:value-type="string" calcext:value-type="string">
            <text:p>0.035603519929456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men_decreasing</text:p>
          </table:table-cell>
          <table:table-cell office:value-type="string" calcext:value-type="string">
            <text:p>0.20430096305010045</text:p>
          </table:table-cell>
          <table:table-cell office:value-type="string" calcext:value-type="string">
            <text:p>0.082961021672113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men_increasing</text:p>
          </table:table-cell>
          <table:table-cell office:value-type="string" calcext:value-type="string">
            <text:p>0.47341702028016963</text:p>
          </table:table-cell>
          <table:table-cell office:value-type="string" calcext:value-type="string">
            <text:p>2.3363457378659645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men_input_genes</text:p>
          </table:table-cell>
          <table:table-cell office:value-type="string" calcext:value-type="string">
            <text:p>-0.24640031770091236</text:p>
          </table:table-cell>
          <table:table-cell office:value-type="string" calcext:value-type="string">
            <text:p>0.03560351992945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 number:grouping="true"/>
    </number:number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09:14:16.85407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8:59:39.949484161</meta:creation-date>
    <meta:editing-duration>P1DT1H33M12S</meta:editing-duration>
    <meta:editing-cycles>9</meta:editing-cycles>
    <meta:generator>LibreOffice/6.4.7.2$Linux_X86_64 LibreOffice_project/40$Build-2</meta:generator>
    <dc:date>2021-09-28T09:16:43.953845373</dc:date>
    <meta:document-statistic meta:table-count="3" meta:cell-count="371" meta:object-count="0"/>
  </office:meta>
</office:document-meta>
</file>